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>
      <style:paragraph-properties fo:margin-top="0in" fo:margin-bottom="0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at danych wyjściowych</text:p>
      <text:p text:style-name="P1">Obraz wyjściowy podzielony jest na klatki, które są z kolei podzielone na linie. Domyślnie sensor wysyła 1944 linii, każda składająca się z 2592 kolumn. Sygnały FRAME_VALID i LINE_VALID wyznaczają granice odpowiednio linii i ramki obrazu. Po każdym takcie PIXCLK zostają przez kamerę wysyłane do pinów DOUT12-bitowe dane danego piksela. Dane wysłane uznaje się za prawidłowe tylko kiedy zarówno sygnał FRAME_VALID i LINE_VALID są w stanie wysokim.</text:p>
      <text:p text:style-name="P1"/>
      <text:p text:style-name="P1">Obraz z kamery TRDB-D5M jest wysyłany w liniowej kolejności. Poprawna ramka obrazu jest otoczona przez przyciemnienie poziome i pionowe. Flaga LINE_VALID jest w stanie wysokim podczas wysyłania pikseli z przyciemnionego na rysunku obszaru. W obszarze przyciemnienia pionowego flaga FRAME_VALID jest w stanie niskim.</text:p>
      <text:p text:style-name="P1"/>
      <text:p text:style-name="P1">Sygnał FRAME_VALID będzie wysoki cały czas podczas wysyłania kolejnych linii obrazu (a więc powinien być wysoki przez całą wysokość obrazu). Jeżeli ustawiona zostanie flaga Show_Dark_Rows linie ciemne nad aktywnym obszarem obrazu również zostaną wysłane, co wydłuży naturalnie czas trwania flagi FRAME_VALID.</text:p>
      <text:p text:style-name="P1"/>
      <text:p text:style-name="P1">Sygnał LINE_VALID będzie wysoki podczas wysyłania pikseli z linii z aktywnego obszaru. LINE_VALID wchodzi na stan wysoki 609 pikseli po tym jak na stan wysoki wchodzi FRAME_VALID. Jeżeli zostanie ustawiona flaga Show_Dark_Columns, wówczas analogicznie jak w przypadku FRAME_VALID, również LINE_VALID zacznie się wcześniej, na przyciemnionym obszarem przed aktywnym obszarem linii.</text:p>
      <text:p text:style-name="P1"/>
      <text:p text:style-name="P1">Podsumowanie formatu danych wyjściowych:</text:p>
      <text:p text:style-name="P1">W domyślnej konfiguracji LINE_VALID będzie zanegowane zawsze kiedy FRAME_VALID jest też w stanie niskim. wyjątkiem jest sytuacja gdy zmieniamy wartości flag Show_Dark_Columns i Show_Dark_Rows.</text:p>
      <text:p text:style-name="P1"/>
      <text:p text:style-name="P1">Czas jednej klatki</text:p>
      <text:p text:style-name="P1">Zegary pikseli PIXCLK reprezentuje czas potrzebny do spróbkowania jedno piksela z matrycy. Sensor potrafi wysyłać dane z szybkością maksymalną 1 piksela na 1 PIXCLK. Na rysunku pokazujemy zależności czasowe dla wysyłanej przez kamerę klatk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ł Grabiański</meta:initial-creator>
    <meta:creation-date>2015-12-16T12:12:21.59</meta:creation-date>
    <meta:document-statistic meta:table-count="0" meta:image-count="0" meta:object-count="0" meta:page-count="1" meta:paragraph-count="9" meta:word-count="268" meta:character-count="1966"/>
    <dc:date>2015-12-16T12:12:48.36</dc:date>
    <dc:creator>Rafał Grabiański</dc:creator>
    <meta:editing-duration>PT28S</meta:editing-duration>
    <meta:editing-cycles>1</meta:editing-cycles>
    <meta:generator>OpenOffice/4.1.1$Win32 OpenOffice.org_project/411m6$Build-9775</meta:generator>
  </office:meta>
</office:document-meta>
</file>